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be6" officeooo:paragraph-rsid="001a1be6"/>
    </style:style>
    <style:style style:name="P2" style:family="paragraph" style:parent-style-name="Standard">
      <style:paragraph-properties fo:text-align="start" style:justify-single-word="false"/>
      <style:text-properties officeooo:rsid="001a1be6" officeooo:paragraph-rsid="001a1be6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1be6" officeooo:paragraph-rsid="001a1be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21a9d" officeooo:paragraph-rsid="00221a9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44ab3" officeooo:paragraph-rsid="00244ab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b79ef" officeooo:paragraph-rsid="001a1be6"/>
    </style:style>
    <style:style style:name="P7" style:family="paragraph" style:parent-style-name="Standard">
      <style:paragraph-properties fo:text-align="start" style:justify-single-word="false"/>
      <style:text-properties officeooo:rsid="001b79ef" officeooo:paragraph-rsid="001b79ef"/>
    </style:style>
    <style:style style:name="P8" style:family="paragraph" style:parent-style-name="Standard">
      <style:paragraph-properties fo:text-align="start" style:justify-single-word="false"/>
      <style:text-properties officeooo:rsid="001cd912" officeooo:paragraph-rsid="001b79ef"/>
    </style:style>
    <style:style style:name="P9" style:family="paragraph" style:parent-style-name="Standard">
      <style:paragraph-properties fo:text-align="start" style:justify-single-word="false"/>
      <style:text-properties officeooo:rsid="001cd912" officeooo:paragraph-rsid="001cd912"/>
    </style:style>
    <style:style style:name="P10" style:family="paragraph" style:parent-style-name="Standard">
      <style:paragraph-properties fo:text-align="start" style:justify-single-word="false"/>
      <style:text-properties officeooo:rsid="001ea733" officeooo:paragraph-rsid="001ea733"/>
    </style:style>
    <style:style style:name="P11" style:family="paragraph" style:parent-style-name="Standard">
      <style:paragraph-properties fo:text-align="start" style:justify-single-word="false"/>
      <style:text-properties officeooo:rsid="001ea733" officeooo:paragraph-rsid="00221a9d"/>
    </style:style>
    <style:style style:name="P12" style:family="paragraph" style:parent-style-name="Standard">
      <style:paragraph-properties fo:text-align="start" style:justify-single-word="false"/>
      <style:text-properties officeooo:rsid="001ff0cf" officeooo:paragraph-rsid="001ea733"/>
    </style:style>
    <style:style style:name="P13" style:family="paragraph" style:parent-style-name="Standard">
      <style:paragraph-properties fo:text-align="start" style:justify-single-word="false"/>
      <style:text-properties officeooo:rsid="001ff0cf" officeooo:paragraph-rsid="001ff0cf"/>
    </style:style>
    <style:style style:name="P14" style:family="paragraph" style:parent-style-name="Standard">
      <style:paragraph-properties fo:text-align="start" style:justify-single-word="false"/>
      <style:text-properties officeooo:rsid="00214d49" officeooo:paragraph-rsid="00214d49"/>
    </style:style>
    <style:style style:name="P15" style:family="paragraph" style:parent-style-name="Standard">
      <style:paragraph-properties fo:text-align="start" style:justify-single-word="false"/>
      <style:text-properties officeooo:rsid="00221a9d" officeooo:paragraph-rsid="00221a9d"/>
    </style:style>
    <style:style style:name="P16" style:family="paragraph" style:parent-style-name="Standard">
      <style:paragraph-properties fo:text-align="start" style:justify-single-word="false"/>
      <style:text-properties officeooo:rsid="0025dff8" officeooo:paragraph-rsid="0025dff8"/>
    </style:style>
    <style:style style:name="P17" style:family="paragraph" style:parent-style-name="Standard">
      <style:paragraph-properties fo:text-align="start" style:justify-single-word="false"/>
      <style:text-properties officeooo:rsid="00282389" officeooo:paragraph-rsid="00221a9d"/>
    </style:style>
    <style:style style:name="P18" style:family="paragraph" style:parent-style-name="Standard">
      <style:paragraph-properties fo:text-align="start" style:justify-single-word="false"/>
      <style:text-properties officeooo:rsid="00282389" officeooo:paragraph-rsid="00282389"/>
    </style:style>
    <style:style style:name="P19" style:family="paragraph" style:parent-style-name="Standard">
      <style:paragraph-properties fo:text-align="start" style:justify-single-word="false"/>
      <style:text-properties officeooo:rsid="00282389" officeooo:paragraph-rsid="0029c4f7"/>
    </style:style>
    <style:style style:name="T1" style:family="text">
      <style:text-properties officeooo:rsid="00231a0b"/>
    </style:style>
    <style:style style:name="T2" style:family="text">
      <style:text-properties officeooo:rsid="002651f8"/>
    </style:style>
    <style:style style:name="T3" style:family="text">
      <style:text-properties officeooo:rsid="0029e3ca"/>
    </style:style>
    <style:style style:name="T4" style:family="text">
      <style:text-properties fo:font-style="italic" officeooo:rsid="0029e3ca" style:font-style-asian="italic" style:font-style-complex="italic"/>
    </style:style>
    <style:style style:name="T5" style:family="text">
      <style:text-properties fo:font-style="normal" officeooo:rsid="0029e3ca" style:font-style-asian="normal" style:font-style-complex="normal"/>
    </style:style>
    <style:style style:name="T6" style:family="text">
      <style:text-properties officeooo:rsid="002a0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3 Notes</text:p>
      <text:p text:style-name="P1"/>
      <text:p text:style-name="P3">For adding losses and info to Notes PA</text:p>
      <text:p text:style-name="P2">Add Mylie’s name: </text:p>
      <text:p text:style-name="P2">grep 419* Roulette_Losses | awk -F" " '{print $4, $5}' &gt;&gt; Notes_Player_Analysis </text:p>
      <text:p text:style-name="P2"/>
      <text:p text:style-name="P2">Add count: </text:p>
      <text:p text:style-name="P2">grep Mylie Roulette_Losses | wc -l &gt;&gt; Notes_Player_Analysis </text:p>
      <text:p text:style-name="P2"/>
      <text:p text:style-name="P2">Losses from Player Data:</text:p>
      <text:p text:style-name="P2">0310_win_loss_player_data:05:00:00 AM</text:p>
      <text:p text:style-name="P2">0310_win_loss_player_data:08:00:00 AM</text:p>
      <text:p text:style-name="P2">0310_win_loss_player_data:02:00:00 PM</text:p>
      <text:p text:style-name="P2">0310_win_loss_player_data:08:00:00 PM</text:p>
      <text:p text:style-name="P2">0310_win_loss_player_data:11:00:00 PM</text:p>
      <text:p text:style-name="P2">0312_win_loss_player_data:05:00:00 AM</text:p>
      <text:p text:style-name="P2">0312_win_loss_player_data:08:00:00 AM</text:p>
      <text:p text:style-name="P2">0312_win_loss_player_data:02:00:00 PM</text:p>
      <text:p text:style-name="P2">0312_win_loss_player_data:08:00:00 PM</text:p>
      <text:p text:style-name="P2">0312_win_loss_player_data:11:00:00 PM</text:p>
      <text:p text:style-name="P2">0315_win_loss_player_data:05:00:00 AM</text:p>
      <text:p text:style-name="P2">0315_win_loss_player_data:08:00:00 AM</text:p>
      <text:p text:style-name="P2">0315_win_loss_player_data:02:00:00 PM</text:p>
      <text:p text:style-name="P6"/>
      <text:p text:style-name="P8"/>
      <text:p text:style-name="P9"/>
      <text:p text:style-name="P5">AM Script</text:p>
      <text:p text:style-name="P10">grep AM 0310_Dealer_schedule | grep 05:00 | awk -F" " '{print $1, $2}' &gt;&gt; Dealers_working_during_losses</text:p>
      <text:p text:style-name="P10"/>
      <text:p text:style-name="P10">grep AM 0310_Dealer_schedule | grep 05:00 | awk -F" " '{print $5, $6}' &gt;&gt; Dealers_working_during_losses</text:p>
      <text:p text:style-name="P12"/>
      <text:p text:style-name="P14"/>
      <text:p text:style-name="P4">For PM Script:</text:p>
      <text:p text:style-name="P11">grep <text:span text:style-name="T1">PM</text:span> 0310_Dealer_schedule | grep 0<text:span text:style-name="T1">8</text:span>:00 | awk -F" " '{print $5, $6}' &gt;&gt; Dealers_working_during_losses</text:p>
      <text:p text:style-name="P15"/>
      <text:p text:style-name="P11">grep <text:span text:style-name="T1">PM </text:span>0310_Dealer_schedule | grep 05:00 | awk -F" " '{print $1, $2}' &gt;&gt; Dealers_working_during_losses</text:p>
      <text:p text:style-name="P11"/>
      <text:p text:style-name="P16">For Final Script:</text:p>
      <text:p text:style-name="P16"/>
      <text:p text:style-name="P16">To extract the date:</text:p>
      <text:p text:style-name="P16">grep -$* /Player_Analysis | awk -F: ‘{print: $1}’ </text:p>
      <text:p text:style-name="P16"/>
      <text:p text:style-name="P18">To extract the time:</text:p>
      <text:p text:style-name="P16"><text:span text:style-name="T2">grep -$* /Player_Analysis | awk -F: ‘{print $2}’ </text:span><text:s/></text:p>
      <text:p text:style-name="P17"/>
      <text:p text:style-name="P19"><text:soft-page-break/>To extract the dealer: <text:span text:style-name="T6">(In Dealer_Analysis folder)</text:span></text:p>
      <text:p text:style-name="P19">grep &lt;AM &gt; &lt;0310&gt;_Dealer_schedule | grep &lt;02:00&gt; | awk -F" " '{print $5, $6}'</text:p>
      <text:p text:style-name="P18"/>
      <text:p text:style-name="P14"/>
      <text:p text:style-name="P14"/>
      <text:p text:style-name="P13"/>
      <text:p text:style-name="P10"/>
      <text:p text:style-name="P10"/>
      <text:p text:style-name="P10"/>
      <text:p text:style-name="P10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6T17:35:42.363533664</meta:creation-date>
    <dc:date>2020-09-27T11:18:26.161789471</dc:date>
    <meta:editing-duration>PT10H35M56S</meta:editing-duration>
    <meta:editing-cycles>4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33" meta:word-count="178" meta:character-count="1440" meta:non-whitespace-character-count="1288"/>
  </office:meta>
</office:document-meta>
</file>